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sdfjklsdhafjshadf</text:p>
      <text:p text:style-name="Standard">]</text:p>
      <text:p text:style-name="Standard"/>
      <text:p text:style-name="Standard">asdfljksdhaf</text:p>
      <text:p text:style-name="Standard">asdfhsda</text:p>
      <text:p text:style-name="Standard">fsad</text:p>
      <text:p text:style-name="Standard">faz</text:p>
      <text:p text:style-name="Standard"/>
      <text:p text:style-name="Standard"/>
      <text:p text:style-name="Standard">asdfçsadhfasdkjfhlaskdfhsdaf</text:p>
      <text:p text:style-name="Standard"/>
      <text:p text:style-name="Standard">asdfçsdajkhfskadjfhskladfhasldkfhsaldkf</text:p>
      <text:p text:style-name="Standard"/>
      <text:p text:style-name="Standard">asdfkljasdhfkjsadhf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Lino</meta:initial-creator>
    <meta:creation-date>2013-04-03T10:41:06</meta:creation-date>
    <meta:generator>LibreOffice/3.5$Linux_X86_64 LibreOffice_project/350m1$Build-2</meta:generator>
    <meta:document-statistic meta:table-count="0" meta:image-count="0" meta:object-count="0" meta:page-count="1" meta:paragraph-count="9" meta:word-count="9" meta:character-count="133" meta:non-whitespace-character-count="133"/>
  </office:meta>
</office:document-meta>
</file>